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4.87mm"/>
    </style:style>
    <style:style style:name="co12" style:family="table-column">
      <style:table-column-properties fo:break-before="auto" style:column-width="85.76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42.9mm"/>
    </style:style>
    <style:style style:name="co10" style:family="table-column">
      <style:table-column-properties fo:break-before="auto" style:column-width="26.3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0" style:family="table-cell" style:parent-style-name="Default" style:data-style-name="N108"/>
    <style:style style:name="ce11" style:family="table-cell" style:parent-style-name="Default" style:data-style-name="N108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41"/>
  </office:automatic-styles>
  <office:body>
    <office:spreadsheet>
      <table:calculation-settings table:automatic-find-labels="false"/>
      <table:table table:name="Kosten 17.11.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7" table:formula="of:=[.D2]*[.C2]*[.B2]" office:value-type="currency" office:currency="EUR" office:value="918" calcext:value-type="currency">
            <text:p>918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Infrastruktur</text:p>
          </table:table-cell>
          <table:table-cell table:style-name="ce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"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170" calcext:value-type="currency">
            <text:p>170,00 €</text:p>
          </table:table-cell>
          <table:table-cell table:formula="of:=[.C9]*[.D9]" office:value-type="currency" office:currency="EUR" office:value="85" calcext:value-type="currency">
            <text:p>85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,85 €</text:p>
          </table:table-cell>
          <table:table-cell table:formula="of:=[.D10]*[.C10]*[.B10]" office:value-type="currency" office:currency="EUR" office:value="117" calcext:value-type="currency">
            <text:p>117,00 €</text:p>
          </table:table-cell>
          <table:table-cell table:style-name="ce6" table:formula="of:=SUM([.E8:.E10])" office:value-type="currency" office:currency="EUR" office:value="272" calcext:value-type="currency">
            <text:p>272,00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Brauzutaten</text:p>
          </table:table-cell>
          <table:table-cell table:style-name="ce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[.C18]*[.B18]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*1.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7.9" calcext:value-type="currency">
            <text:p>7,90 €</text:p>
          </table:table-cell>
          <table:table-cell table:style-name="ce6" table:formula="of:=SUM([.E13:.E20])" office:value-type="currency" office:currency="EUR" office:value="47.4424" calcext:value-type="currency">
            <text:p>47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D23]*ROUNDUP([.C23]*[.B23])" office:value-type="currency" office:currency="EUR" office:value="41.94" calcext:value-type="currency">
            <text:p>41,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D25]*ROUNDUP([.C25]*[.B25])"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1.47" calcext:value-type="currency">
            <text:p>1,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7]*[.C27]*[.B27]" office:value-type="currency" office:currency="EUR" office:value="4.47" calcext:value-type="currency">
            <text:p>4,47 €</text:p>
          </table:table-cell>
          <table:table-cell/>
        </table:table-row>
        <table:table-row table:style-name="ro2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,00 €</text:p>
          </table:table-cell>
          <table:table-cell table:formula="of:=[.B28]*[.C28]*[.D28]" office:value-type="currency" office:currency="EUR" office:value="38" calcext:value-type="currency">
            <text:p>38,00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29]*[.C29]*[.B29]" office:value-type="currency" office:currency="EUR" office:value="4.99" calcext:value-type="currency">
            <text:p>4,99 €</text:p>
          </table:table-cell>
          <table:table-cell/>
        </table:table-row>
        <table:table-row table:style-name="ro2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,90 €</text:p>
          </table:table-cell>
          <table:table-cell table:formula="of:=SUM([.E23:.E31])" office:value-type="float" office:value="122.37" calcext:value-type="float">
            <text:p>122,3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7" table:formula="of:=[.E2]-SUM([.E8:.E31])" office:value-type="currency" office:currency="EUR" office:value="476.1876" calcext:value-type="currency">
            <text:p>476,19 €</text:p>
          </table:table-cell>
          <table:table-cell/>
        </table:table-row>
      </table:table>
      <table:table table:name="Braugeräte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3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</text:p>
            <text:p>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'Kosten 17.11.2018'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2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Kurstag</text:p>
          </table:table-cell>
          <table:table-cell/>
        </table:table-row>
        <table:table-row table:style-name="ro2">
          <table:table-cell table:style-name="ce8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2">
          <table:table-cell table:style-name="ce8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2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2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2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2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2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2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2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2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2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2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2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2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table table:name="Kosten 12.01.2019" table:style-name="ta1"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number-columns-repeated="2" table:default-cell-style-name="ce6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,00 €</text:p>
          </table:table-cell>
          <table:table-cell table:style-name="ce7" table:formula="of:=[.D2]*[.C2]*[.B2]" office:value-type="currency" office:currency="EUR" office:value="600" calcext:value-type="currency">
            <text:p>600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Infrastruktur</text:p>
          </table:table-cell>
          <table:table-cell table:style-name="ce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6" calcext:value-type="currency">
            <text:p>6,60 €</text:p>
          </table:table-cell>
          <table:table-cell table:formula="of:=[.D10]*[.C10]*[.B10]" office:value-type="currency" office:currency="EUR" office:value="85.8" calcext:value-type="currency">
            <text:p>85,80 €</text:p>
          </table:table-cell>
          <table:table-cell table:style-name="ce6" table:formula="of:=SUM([.E8:.E10])" office:value-type="currency" office:currency="EUR" office:value="85.8" calcext:value-type="currency">
            <text:p>85,8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Brauzutaten</text:p>
          </table:table-cell>
          <table:table-cell table:style-name="ce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0" calcext:value-type="currency">
            <text:p>0,00 €</text:p>
          </table:table-cell>
          <table:table-cell table:style-name="ce6" table:formula="of:=SUM([.E13:.E20])" office:value-type="currency" office:currency="EUR" office:value="32.9043" calcext:value-type="currency">
            <text:p>32,9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4" calcext:value-type="float">
            <text:p>14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8.88" calcext:value-type="currency">
            <text:p>18,88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10.4" calcext:value-type="currency">
            <text:p>10,40 €</text:p>
          </table:table-cell>
          <table:table-cell/>
        </table:table-row>
        <table:table-row table:style-name="ro2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2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2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6" table:formula="of:=SUM([.E23:.E32])" office:value-type="currency" office:currency="EUR" office:value="66.29" calcext:value-type="currency">
            <text:p>66,29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2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2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6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style-name="ce6" table:formula="of:=SUM([.F10:.F36])" office:value-type="currency" office:currency="EUR" office:value="193.5643" calcext:value-type="currency">
            <text:p>193,56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6" table:formula="of:=[.E2]-[.F40]" office:value-type="currency" office:currency="EUR" office:value="406.4357" calcext:value-type="currency">
            <text:p>406,44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6"/>
        </table:table-row>
      </table:table>
      <table:table table:name="Kosten 16.03.2017" table:style-name="ta1"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number-columns-repeated="2" table:default-cell-style-name="ce6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7" office:value-type="currency" office:currency="EUR" office:value="200" calcext:value-type="currency">
            <text:p>200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Infrastruktur</text:p>
          </table:table-cell>
          <table:table-cell table:style-name="ce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" calcext:value-type="currency">
            <text:p>7,00 €</text:p>
          </table:table-cell>
          <table:table-cell table:formula="of:=[.D10]*[.C10]*[.B10]" office:value-type="currency" office:currency="EUR" office:value="70" calcext:value-type="currency">
            <text:p>70,00 €</text:p>
          </table:table-cell>
          <table:table-cell table:style-name="ce6" table:formula="of:=SUM([.E8:.E10])" office:value-type="currency" office:currency="EUR" office:value="70" calcext:value-type="currency">
            <text:p>70,0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Brauzutaten</text:p>
          </table:table-cell>
          <table:table-cell table:style-name="ce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09" calcext:value-type="currency">
            <text:p>1,09 €</text:p>
          </table:table-cell>
          <table:table-cell table:formula="of:=[.D20]*[.C20]*[.B20]+1" office:value-type="currency" office:currency="EUR" office:value="7.54" calcext:value-type="currency">
            <text:p>7,54 €</text:p>
          </table:table-cell>
          <table:table-cell table:style-name="ce6" table:formula="of:=SUM([.E13:.E20])" office:value-type="currency" office:currency="EUR" office:value="40.4443" calcext:value-type="currency">
            <text:p>40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1" calcext:value-type="float">
            <text:p>11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4.16" calcext:value-type="currency">
            <text:p>14,16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7.15" calcext:value-type="currency">
            <text:p>7,15 €</text:p>
          </table:table-cell>
          <table:table-cell/>
        </table:table-row>
        <table:table-row table:style-name="ro2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2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2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6" table:formula="of:=SUM([.E23:.E32])" office:value-type="currency" office:currency="EUR" office:value="58.32" calcext:value-type="currency">
            <text:p>58,32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2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2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6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style-name="ce6" table:formula="of:=SUM([.F10:.F36])" office:value-type="currency" office:currency="EUR" office:value="177.3343" calcext:value-type="currency">
            <text:p>177,33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6" table:formula="of:=[.E2]-[.F40]" office:value-type="currency" office:currency="EUR" office:value="22.6657" calcext:value-type="currency">
            <text:p>22,67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.00.0000</text:date>, <text:time style:data-style-name="N2" text:time-value="16:07:28.45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9-03-17T16:09:43.230000000</dc:date>
    <meta:editing-duration>PT3H9S</meta:editing-duration>
    <meta:editing-cycles>55</meta:editing-cycles>
    <meta:generator>LibreOffice/6.1.3.2$Windows_X86_64 LibreOffice_project/86daf60bf00efa86ad547e59e09d6bb77c699acb</meta:generator>
    <meta:print-date>2019-03-13T15:48:39.991000000</meta:print-date>
    <meta:document-statistic meta:table-count="5" meta:cell-count="526" meta:object-count="0"/>
  </office:meta>
</office:document-meta>
</file>